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language="pl" fo:country="PL" style:font-size-asian="24pt" style:font-size-complex="24pt"/>
    </style:style>
    <style:style style:name="P2" style:family="paragraph" style:parent-style-name="Standard">
      <style:text-properties fo:font-size="24pt" fo:language="pl" fo:country="PL" style:font-size-asian="24pt" style:font-size-complex="24pt"/>
    </style:style>
    <style:style style:name="P3" style:family="paragraph" style:parent-style-name="Standard">
      <style:text-properties fo:font-size="24pt" fo:language="pl" fo:country="PL" officeooo:rsid="0018c518" officeooo:paragraph-rsid="0018c518" style:font-size-asian="24pt" style:font-size-complex="24pt"/>
    </style:style>
    <style:style style:name="T1" style:family="text">
      <style:text-properties officeooo:rsid="001880bb"/>
    </style:style>
    <style:style style:name="T2" style:family="text">
      <style:text-properties officeooo:rsid="0018c518"/>
    </style:style>
    <style:style style:name="T3" style:family="text">
      <style:text-properties officeooo:rsid="0018f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mysł nazwa firmy była pożyczone w Apple i <text:span text:style-name="T2">jest owocem.</text:span></text:p>
      <text:p text:style-name="P1"><text:span text:style-name="T1">I</text:span>ch produkt ma rozmiar karty kredytowej.</text:p>
      <text:p text:style-name="P1">Ich logo jest różowo czarne.</text:p>
      <text:p text:style-name="P1">Wszystko kto pracowal w IT wie o niej lub sluchal.</text:p>
      <text:p text:style-name="P3">3.14 jest w ich <text:s/>imieniu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dpowiedz: Raspberry<text:span text:style-name="T1"> P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3:10:46.572215470</meta:creation-date>
    <dc:date>2023-10-13T12:34:42.568725780</dc:date>
    <meta:editing-duration>PT3H53M19S</meta:editing-duration>
    <meta:editing-cycles>3</meta:editing-cycles>
    <meta:generator>LibreOffice/7.6.2.1$Linux_X86_64 LibreOffice_project/60$Build-1</meta:generator>
    <meta:document-statistic meta:table-count="0" meta:image-count="0" meta:object-count="0" meta:page-count="1" meta:paragraph-count="6" meta:word-count="39" meta:character-count="222" meta:non-whitespace-character-count="188"/>
  </office:meta>
</office:document-meta>
</file>